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1019" table:default-cell-style-name="Default"/>
        <table:table-row table:style-name="ro2">
          <table:table-cell table:style-name="ce1"/>
          <table:table-cell table:style-name="ce1" office:value-type="string">
            <text:p>Vs</text:p>
          </table:table-cell>
          <table:table-cell table:style-name="ce1" office:value-type="string">
            <text:p>Vt</text:p>
          </table:table-cell>
          <table:table-cell table:style-name="ce1" office:value-type="string">
            <text:p>ADC</text:p>
          </table:table-cell>
          <table:table-cell table:style-name="ce1"/>
          <table:table-cell table:style-name="ce1">
            <draw:frame table:end-cell-address="Sheet1.M21" table:end-x="0.194cm" table:end-y="0.367cm" draw:z-index="1" draw:style-name="gr1" draw:text-style-name="P1" svg:width="15.999cm" svg:height="8.98cm" svg:x="0.002cm" svg:y="0.419cm">
              <draw:object draw:notify-on-update-of-ranges="Sheet1.B1:Sheet1.B16 Sheet1.B1:Sheet1.B1 Sheet1.C1:Sheet1.C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6"/>
          <table:table-cell table:style-name="ce1">
            <draw:frame table:end-cell-address="Sheet1.T21" table:end-x="1.059cm" table:end-y="0.194cm" draw:z-index="0" draw:style-name="gr1" draw:text-style-name="P1" svg:width="16.234cm" svg:height="8.78cm" svg:x="0.632cm" svg:y="0.446cm">
              <draw:object draw:notify-on-update-of-ranges="Sheet1.B1:Sheet1.B16 Sheet1.D1:Sheet1.D1 Sheet1.D1:Sheet1.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276">
            <text:p>0.276</text:p>
          </table:table-cell>
          <table:table-cell office:value-type="float" office:value="86">
            <text:p>86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.554">
            <text:p>0.554</text:p>
          </table:table-cell>
          <table:table-cell office:value-type="float" office:value="173">
            <text:p>17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0.832">
            <text:p>0.832</text:p>
          </table:table-cell>
          <table:table-cell office:value-type="float" office:value="260">
            <text:p>260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108">
            <text:p>1.108</text:p>
          </table:table-cell>
          <table:table-cell office:value-type="float" office:value="346">
            <text:p>346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.386">
            <text:p>1.386</text:p>
          </table:table-cell>
          <table:table-cell office:value-type="float" office:value="433">
            <text:p>43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.578">
            <text:p>1.578</text:p>
          </table:table-cell>
          <table:table-cell office:value-type="float" office:value="519">
            <text:p>519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.945">
            <text:p>1.945</text:p>
          </table:table-cell>
          <table:table-cell office:value-type="float" office:value="607">
            <text:p>607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.222">
            <text:p>2.222</text:p>
          </table:table-cell>
          <table:table-cell office:value-type="float" office:value="693">
            <text:p>69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.502">
            <text:p>2.502</text:p>
          </table:table-cell>
          <table:table-cell office:value-type="float" office:value="781">
            <text:p>781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.779">
            <text:p>2.779</text:p>
          </table:table-cell>
          <table:table-cell office:value-type="float" office:value="867">
            <text:p>867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3.056">
            <text:p>3.056</text:p>
          </table:table-cell>
          <table:table-cell office:value-type="float" office:value="954">
            <text:p>954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3.335">
            <text:p>3.335</text:p>
          </table:table-cell>
          <table:table-cell office:value-type="float" office:value="1023">
            <text:p>102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3.612">
            <text:p>3.612</text:p>
          </table:table-cell>
          <table:table-cell office:value-type="float" office:value="1023">
            <text:p>1023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3.892">
            <text:p>3.892</text:p>
          </table:table-cell>
          <table:table-cell office:value-type="float" office:value="1023">
            <text:p>1023</text:p>
          </table:table-cell>
          <table:table-cell table:style-name="Default"/>
          <table:table-cell table:number-columns-repeated="1019"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style-name="ce1" office:value-type="string">
            <text:p>Full</text:p>
          </table:table-cell>
          <table:table-cell table:style-name="ce1" office:value-type="string">
            <text:p>Sample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2" office:value-type="string">
            <text:p>10 Bits</text:p>
          </table:table-cell>
          <table:table-cell office:value-type="float" office:value="1023">
            <text:p>1023</text:p>
          </table:table-cell>
          <table:table-cell office:value-type="float" office:value="831">
            <text:p>831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float" office:value="13.5">
            <text:p>13.5</text:p>
          </table:table-cell>
          <table:table-cell office:value-type="float" office:value="12.77">
            <text:p>12.77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formula="of:=[.C24]/[.C23]" office:value-type="float" office:value="0.0131964809384164">
            <text:p>0.0131964809</text:p>
          </table:table-cell>
          <table:table-cell table:formula="of:=[.D24]/[.D23]" office:value-type="float" office:value="0.015367027677497">
            <text:p>0.0153670277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" office:value-type="string">
            <text:p>ADC</text:p>
          </table:table-cell>
          <table:table-cell table:style-name="ce1" office:value-type="string">
            <text:p>Vs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3" table:formula="of:=[.B29]*[.$C$26]" office:value-type="float" office:value="0">
            <text:p>0.0</text:p>
          </table:table-cell>
          <table:table-cell table:style-name="ce3" table:formula="of:=[.B29]*[.$D$26]" office:value-type="float" office:value="0">
            <text:p>0.0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3" table:formula="of:=[.B30]*[.$C$26]" office:value-type="float" office:value="0.0131964809384164">
            <text:p>0.0</text:p>
          </table:table-cell>
          <table:table-cell table:style-name="ce3" table:formula="of:=[.B30]*[.$D$26]" office:value-type="float" office:value="0.015367027677497">
            <text:p>0.0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3" table:formula="of:=[.B31]*[.$C$26]" office:value-type="float" office:value="0.0263929618768328">
            <text:p>0.0</text:p>
          </table:table-cell>
          <table:table-cell table:style-name="ce3" table:formula="of:=[.B31]*[.$D$26]" office:value-type="float" office:value="0.030734055354994">
            <text:p>0.0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3" table:formula="of:=[.B32]*[.$C$26]" office:value-type="float" office:value="0.0395894428152493">
            <text:p>0.0</text:p>
          </table:table-cell>
          <table:table-cell table:style-name="ce3" table:formula="of:=[.B32]*[.$D$26]" office:value-type="float" office:value="0.046101083032491">
            <text:p>0.0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3" table:formula="of:=[.B33]*[.$C$26]" office:value-type="float" office:value="0.0527859237536657">
            <text:p>0.1</text:p>
          </table:table-cell>
          <table:table-cell table:style-name="ce3" table:formula="of:=[.B33]*[.$D$26]" office:value-type="float" office:value="0.061468110709988">
            <text:p>0.1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3" table:formula="of:=[.B34]*[.$C$26]" office:value-type="float" office:value="0.0791788856304985">
            <text:p>0.1</text:p>
          </table:table-cell>
          <table:table-cell table:style-name="ce3" table:formula="of:=[.B34]*[.$D$26]" office:value-type="float" office:value="0.0922021660649819">
            <text:p>0.1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3" table:formula="of:=[.B35]*[.$C$26]" office:value-type="float" office:value="0.105571847507331">
            <text:p>0.1</text:p>
          </table:table-cell>
          <table:table-cell table:style-name="ce3" table:formula="of:=[.B35]*[.$D$26]" office:value-type="float" office:value="0.122936221419976">
            <text:p>0.1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3" table:formula="of:=[.B36]*[.$C$26]" office:value-type="float" office:value="0.131964809384164">
            <text:p>0.1</text:p>
          </table:table-cell>
          <table:table-cell table:style-name="ce3" table:formula="of:=[.B36]*[.$D$26]" office:value-type="float" office:value="0.15367027677497">
            <text:p>0.2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3" table:formula="of:=[.B37]*[.$C$26]" office:value-type="float" office:value="0.211143695014663">
            <text:p>0.2</text:p>
          </table:table-cell>
          <table:table-cell table:style-name="ce3" table:formula="of:=[.B37]*[.$D$26]" office:value-type="float" office:value="0.245872442839952">
            <text:p>0.2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3" table:formula="of:=[.B38]*[.$C$26]" office:value-type="float" office:value="0.316715542521994">
            <text:p>0.3</text:p>
          </table:table-cell>
          <table:table-cell table:style-name="ce3" table:formula="of:=[.B38]*[.$D$26]" office:value-type="float" office:value="0.368808664259928">
            <text:p>0.4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3" table:formula="of:=[.B39]*[.$C$26]" office:value-type="float" office:value="0.422287390029326">
            <text:p>0.4</text:p>
          </table:table-cell>
          <table:table-cell table:style-name="ce3" table:formula="of:=[.B39]*[.$D$26]" office:value-type="float" office:value="0.491744885679904">
            <text:p>0.5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56">
            <text:p>56</text:p>
          </table:table-cell>
          <table:table-cell table:style-name="ce3" table:formula="of:=[.B40]*[.$C$26]" office:value-type="float" office:value="0.73900293255132">
            <text:p>0.7</text:p>
          </table:table-cell>
          <table:table-cell table:style-name="ce3" table:formula="of:=[.B40]*[.$D$26]" office:value-type="float" office:value="0.860553549939831">
            <text:p>0.9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3" table:formula="of:=[.B41]*[.$C$26]" office:value-type="float" office:value="0.844574780058651">
            <text:p>0.8</text:p>
          </table:table-cell>
          <table:table-cell table:style-name="ce3" table:formula="of:=[.B41]*[.$D$26]" office:value-type="float" office:value="0.983489771359807">
            <text:p>1.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>
            <text:p>92</text:p>
          </table:table-cell>
          <table:table-cell table:style-name="ce3" table:formula="of:=[.B42]*[.$C$26]" office:value-type="float" office:value="1.21407624633431">
            <text:p>1.2</text:p>
          </table:table-cell>
          <table:table-cell table:style-name="ce3" table:formula="of:=[.B42]*[.$D$26]" office:value-type="float" office:value="1.41376654632972">
            <text:p>1.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>
            <text:p>128</text:p>
          </table:table-cell>
          <table:table-cell table:style-name="ce3" table:formula="of:=[.B43]*[.$C$26]" office:value-type="float" office:value="1.6891495601173">
            <text:p>1.7</text:p>
          </table:table-cell>
          <table:table-cell table:style-name="ce3" table:formula="of:=[.B43]*[.$D$26]" office:value-type="float" office:value="1.96697954271961">
            <text:p>2.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>
            <text:p>180</text:p>
          </table:table-cell>
          <table:table-cell table:style-name="ce3" table:formula="of:=[.B44]*[.$C$26]" office:value-type="float" office:value="2.37536656891496">
            <text:p>2.4</text:p>
          </table:table-cell>
          <table:table-cell table:style-name="ce3" table:formula="of:=[.B44]*[.$D$26]" office:value-type="float" office:value="2.76606498194946">
            <text:p>2.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56">
            <text:p>256</text:p>
          </table:table-cell>
          <table:table-cell table:style-name="ce3" table:formula="of:=[.B45]*[.$C$26]" office:value-type="float" office:value="3.3782991202346">
            <text:p>3.4</text:p>
          </table:table-cell>
          <table:table-cell table:style-name="ce3" table:formula="of:=[.B45]*[.$D$26]" office:value-type="float" office:value="3.93395908543923">
            <text:p>3.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00">
            <text:p>300</text:p>
          </table:table-cell>
          <table:table-cell table:style-name="ce3" table:formula="of:=[.B46]*[.$C$26]" office:value-type="float" office:value="3.95894428152493">
            <text:p>4.0</text:p>
          </table:table-cell>
          <table:table-cell table:style-name="ce3" table:formula="of:=[.B46]*[.$D$26]" office:value-type="float" office:value="4.6101083032491">
            <text:p>4.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2">
            <text:p>512</text:p>
          </table:table-cell>
          <table:table-cell table:style-name="ce3" table:formula="of:=[.B47]*[.$C$26]" office:value-type="float" office:value="6.75659824046921">
            <text:p>6.8</text:p>
          </table:table-cell>
          <table:table-cell table:style-name="ce3" table:formula="of:=[.B47]*[.$D$26]" office:value-type="float" office:value="7.86791817087846">
            <text:p>7.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1">
            <text:p>831</text:p>
          </table:table-cell>
          <table:table-cell table:style-name="ce3" table:formula="of:=[.B48]*[.$C$26]" office:value-type="float" office:value="10.966275659824">
            <text:p>11.0</text:p>
          </table:table-cell>
          <table:table-cell table:style-name="ce3" table:formula="of:=[.B48]*[.$D$26]" office:value-type="float" office:value="12.77">
            <text:p>12.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50">
            <text:p>850</text:p>
          </table:table-cell>
          <table:table-cell table:style-name="ce3" table:formula="of:=[.B49]*[.$C$26]" office:value-type="float" office:value="11.217008797654">
            <text:p>11.2</text:p>
          </table:table-cell>
          <table:table-cell table:style-name="ce3" table:formula="of:=[.B49]*[.$D$26]" office:value-type="float" office:value="13.0619735258724">
            <text:p>13.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0">
            <text:p>900</text:p>
          </table:table-cell>
          <table:table-cell table:style-name="ce3" table:formula="of:=[.B50]*[.$C$26]" office:value-type="float" office:value="11.8768328445748">
            <text:p>11.9</text:p>
          </table:table-cell>
          <table:table-cell table:style-name="ce3" table:formula="of:=[.B50]*[.$D$26]" office:value-type="float" office:value="13.8303249097473">
            <text:p>13.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0">
            <text:p>950</text:p>
          </table:table-cell>
          <table:table-cell table:style-name="ce3" table:formula="of:=[.B51]*[.$C$26]" office:value-type="float" office:value="12.5366568914956">
            <text:p>12.5</text:p>
          </table:table-cell>
          <table:table-cell table:style-name="ce3" table:formula="of:=[.B51]*[.$D$26]" office:value-type="float" office:value="14.5986762936221">
            <text:p>14.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0">
            <text:p>1000</text:p>
          </table:table-cell>
          <table:table-cell table:style-name="ce3" table:formula="of:=[.B52]*[.$C$26]" office:value-type="float" office:value="13.1964809384164">
            <text:p>13.2</text:p>
          </table:table-cell>
          <table:table-cell table:style-name="ce3" table:formula="of:=[.B52]*[.$D$26]" office:value-type="float" office:value="15.367027677497">
            <text:p>15.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4">
            <text:p>1024</text:p>
          </table:table-cell>
          <table:table-cell table:style-name="ce3" table:formula="of:=[.B53]*[.$C$26]" office:value-type="float" office:value="13.5131964809384">
            <text:p>13.5</text:p>
          </table:table-cell>
          <table:table-cell table:style-name="ce3" table:formula="of:=[.B53]*[.$D$26]" office:value-type="float" office:value="15.7358363417569">
            <text:p>15.7</text:p>
          </table:table-cell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2" table:number-rows-repeated="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21/05/2018</text:date>, <text:time>13:3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7-08-13T14:37:35.01</meta:creation-date>
    <dc:date>2018-05-21T13:34:05.98</dc:date>
    <dc:creator>Steve Mayze</dc:creator>
    <meta:editing-duration>PT2H9M48S</meta:editing-duration>
    <meta:editing-cycles>5</meta:editing-cycles>
    <meta:generator>OpenOffice/4.1.3$Win32 OpenOffice.org_project/413m1$Build-9783</meta:generator>
    <meta:document-statistic meta:table-count="3" meta:cell-count="1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35cm" svg:height="8.8cm" xlink:href=".." xlink:type="simple" chart:class="chart:line" chart:style-name="ch1">
        <chart:title svg:x="6.949cm" svg:y="0.312cm" chart:style-name="ch2">
          <text:p>Conversion</text:p>
        </chart:title>
        <chart:legend chart:legend-position="end" svg:x="14.177cm" svg:y="4.088cm" style:legend-expansion="high" chart:style-name="ch3"/>
        <chart:plot-area chart:style-name="ch4" table:cell-range-address="Sheet1.B1:Sheet1.B16 Sheet1.D1:Sheet1.D16" chart:data-source-has-labels="both" svg:x="0.774cm" svg:y="1.619cm" svg:width="12.755cm" svg:height="6.585cm">
          <chartooo:coordinate-region svg:x="1.766cm" svg:y="1.831cm" svg:width="11.577cm" svg:height="5.7cm"/>
          <chart:axis chart:dimension="x" chart:name="primary-x" chart:style-name="ch5" chartooo:axis-type="auto">
            <chartooo:date-scale/>
            <chart:categories table:cell-range-address="Sheet1.B1:Sheet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6" chart:label-cell-address="Sheet1.D1:Sheet1.D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s</text:p>
                <draw:g>
                  <svg:desc>Sheet1.B1:Sheet1.B16</svg:desc>
                </draw:g>
              </table:table-cell>
              <table:table-cell office:value-type="float" office:value="NaN">
                <text:p>NaN</text:p>
                <draw:g>
                  <svg:desc>Sheet1.D1:Sheet1.D1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23">
                <text:p>1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39cm" svg:y="0.316cm" chart:style-name="ch2">
          <text:p>Test Voltage</text:p>
        </chart:title>
        <chart:legend chart:legend-position="end" svg:x="14.233cm" svg:y="4.188cm" style:legend-expansion="high" chart:style-name="ch3"/>
        <chart:plot-area chart:style-name="ch4" table:cell-range-address="Sheet1.B1:Sheet1.C16" chart:data-source-has-labels="both" svg:x="0.77cm" svg:y="1.635cm" svg:width="12.823cm" svg:height="6.765cm">
          <chartooo:coordinate-region svg:x="1.497cm" svg:y="1.847cm" svg:width="11.909cm" svg:height="5.88cm"/>
          <chart:axis chart:dimension="x" chart:name="primary-x" chart:style-name="ch5" chartooo:axis-type="auto">
            <chartooo:date-scale/>
            <chart:categories table:cell-range-address="Sheet1.B1:Sheet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6" chart:label-cell-address="Sheet1.B1:Sheet1.B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s</text:p>
                <draw:g>
                  <svg:desc>Sheet1.B1:Sheet1.B16</svg:desc>
                </draw:g>
              </table:table-cell>
              <table:table-cell office:value-type="float" office:value="NaN">
                <text:p>NaN</text:p>
                <draw:g>
                  <svg:desc>Sheet1.C1:Sheet1.C1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45">
                <text:p>1.9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502">
                <text:p>2.5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79">
                <text:p>2.7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.056">
                <text:p>3.0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335">
                <text:p>3.33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612">
                <text:p>3.6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892">
                <text:p>3.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